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a2314" officeooo:paragraph-rsid="000a2314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a2314"/>
    </style:style>
    <style:style style:name="P4" style:family="paragraph" style:parent-style-name="Standard">
      <style:text-properties officeooo:rsid="001b87b1" officeooo:paragraph-rsid="001b87b1"/>
    </style:style>
    <style:style style:name="P5" style:family="paragraph" style:parent-style-name="Standard">
      <style:text-properties fo:font-style="italic" officeooo:rsid="001b87b1" officeooo:paragraph-rsid="001b87b1" style:font-style-asian="italic" style:font-style-complex="italic"/>
    </style:style>
    <style:style style:name="P6" style:family="paragraph" style:parent-style-name="Standard">
      <style:text-properties fo:font-style="italic" officeooo:rsid="0020051b" officeooo:paragraph-rsid="0020051b" style:font-style-asian="italic" style:font-style-complex="italic"/>
    </style:style>
    <style:style style:name="P7" style:family="paragraph" style:parent-style-name="Standard">
      <style:text-properties fo:font-style="italic" officeooo:rsid="0023be47" officeooo:paragraph-rsid="0023be47" style:font-style-asian="italic" style:font-style-complex="italic"/>
    </style:style>
    <style:style style:name="P8" style:family="paragraph" style:parent-style-name="Standard">
      <style:text-properties fo:font-style="italic" officeooo:rsid="00231a13" officeooo:paragraph-rsid="00231a13" style:font-style-asian="italic" style:font-style-complex="italic"/>
    </style:style>
    <style:style style:name="P9" style:family="paragraph" style:parent-style-name="Standard">
      <style:text-properties fo:font-style="italic" officeooo:rsid="00231a13" officeooo:paragraph-rsid="002702c9" style:font-style-asian="italic" style:font-style-complex="italic"/>
    </style:style>
    <style:style style:name="P10" style:family="paragraph" style:parent-style-name="Standard">
      <style:text-properties officeooo:paragraph-rsid="001f273f"/>
    </style:style>
    <style:style style:name="P11" style:family="paragraph" style:parent-style-name="Standard">
      <style:text-properties officeooo:rsid="0020051b" officeooo:paragraph-rsid="0020051b"/>
    </style:style>
    <style:style style:name="P12" style:family="paragraph" style:parent-style-name="Standard">
      <style:text-properties fo:font-style="normal" officeooo:rsid="00255013" officeooo:paragraph-rsid="00255013" style:font-style-asian="normal" style:font-style-complex="normal"/>
    </style:style>
    <style:style style:name="P13" style:family="paragraph" style:parent-style-name="Standard">
      <style:text-properties fo:font-style="normal" officeooo:rsid="00231a13" officeooo:paragraph-rsid="002702c9" style:font-style-asian="normal" style:font-style-complex="normal"/>
    </style:style>
    <style:style style:name="P14" style:family="paragraph" style:parent-style-name="Standard">
      <style:text-properties officeooo:rsid="00231a13" officeooo:paragraph-rsid="00231a13"/>
    </style:style>
    <style:style style:name="P15" style:family="paragraph" style:parent-style-name="Standard">
      <style:text-properties officeooo:rsid="0023be47" officeooo:paragraph-rsid="0023be47"/>
    </style:style>
    <style:style style:name="P16" style:family="paragraph" style:parent-style-name="Text_20_body" style:list-style-name="L1"/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text-properties fo:font-style="italic" style:font-style-asian="italic" style:font-style-complex="italic"/>
    </style:style>
    <style:style style:name="P19" style:family="paragraph" style:parent-style-name="Text_20_body" style:list-style-name="L1">
      <style:paragraph-properties fo:margin-top="0in" fo:margin-bottom="0in" loext:contextual-spacing="false"/>
    </style:style>
    <style:style style:name="P20" style:family="paragraph" style:parent-style-name="Text_20_body" style:list-style-name="L1">
      <style:paragraph-properties fo:margin-top="0in" fo:margin-bottom="0in" loext:contextual-spacing="false" fo:text-align="start" style:justify-single-word="false"/>
    </style:style>
    <style:style style:name="T1" style:family="text">
      <style:text-properties officeooo:rsid="000a82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02c9" style:font-weight-asian="bold" style:font-weight-complex="bold"/>
    </style:style>
    <style:style style:name="T4" style:family="text">
      <style:text-properties officeooo:rsid="001a0387"/>
    </style:style>
    <style:style style:name="T5" style:family="text">
      <style:text-properties officeooo:rsid="001a2960"/>
    </style:style>
    <style:style style:name="T6" style:family="text">
      <style:text-properties officeooo:rsid="001b87b1"/>
    </style:style>
    <style:style style:name="T7" style:family="text">
      <style:text-properties officeooo:rsid="001bf77e"/>
    </style:style>
    <style:style style:name="T8" style:family="text">
      <style:text-properties officeooo:rsid="00203d0b"/>
    </style:style>
    <style:style style:name="T9" style:family="text">
      <style:text-properties officeooo:rsid="002702c9"/>
    </style:style>
    <style:style style:name="T10" style:family="text">
      <style:text-properties officeooo:rsid="0029caf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ker </text:p>
      <text:p text:style-name="Standard"><text:span text:style-name="T1">from </text:span>https://docs.docker.com/get-started/</text:p>
      <text:h text:style-name="P1" text:outline-level="1">Overview</text:h>
      <text:p text:style-name="P3"><text:span text:style-name="T2">A container </text:span>is a sandboxed process running on a host machine that is isolated from all other processes running on that host machine. That isolation leverages <text:a xlink:type="simple" xlink:href="https://medium.com/@saschagrunert/demystifying-containers-part-i-kernel-space-2c53d6979504" office:target-frame-name="_blank" xlink:show="new" text:style-name="Internet_20_link" text:visited-style-name="Visited_20_Internet_20_Link">kernel namespaces and cgroups</text:a>, features that have been in Linux for a long time. Docker makes these capabilities approachable and easy to use. To summarize, a container:</text:p>
      <text:list xml:id="list1266203700" text:style-name="L1">
        <text:list-item>
          <text:p text:style-name="P20">Is a runnable instance of an image. You can create, start, stop, move, or delete a container using the Docker API or CLI.</text:p>
        </text:list-item>
        <text:list-item>
          <text:p text:style-name="P19">Can be run on local machines, virtual machines, or deployed to the cloud.</text:p>
        </text:list-item>
        <text:list-item>
          <text:p text:style-name="P19">Is portable (and can be run on any OS).</text:p>
        </text:list-item>
        <text:list-item>
          <text:p text:style-name="P16">Is isolated from other containers and runs its own software, binaries, configurations, etc.</text:p>
        </text:list-item>
      </text:list>
      <text:p text:style-name="Text_20_body">If you're familiar with <text:span text:style-name="Source_20_Text">chroot</text:span>, then think of a container as an extended version of <text:span text:style-name="Source_20_Text">chroot</text:span>. The filesystem comes from the image. However, a container adds additional isolation not available when using chroot.</text:p>
      <text:p text:style-name="Standard">To build the image, you'll need to use a Dockerfile. A Dockerfile is simply a text-based file with no file extension that contains a script of instructions. Docker uses this script to build a container image.</text:p>
      <text:p text:style-name="Standard"/>
      <text:p text:style-name="Standard">To build the image, you'll need to use a Dockerfile. A Dockerfile is simply a text-based file with no file extension that contains a script of instructions. Docker uses this script to build a container image.</text:p>
      <text:p text:style-name="Standard"/>
      <text:h text:style-name="P2" text:outline-level="1">Containerize an application</text:h>
      <text:p text:style-name="P17"/>
      <text:p text:style-name="Standard">To build the image, you'll need to use a Dockerfile. A Dockerfile is simply a text-based file with no file extension that contains a script of instructions. Docker uses this script to build a container image.</text:p>
      <text:p text:style-name="Text_20_body"/>
      <text:p text:style-name="Text_20_body">Build the image:</text:p>
      <text:p text:style-name="P18">docker build -t getting-started .</text:p>
      <text:p text:style-name="Standard">-<text:span text:style-name="T4">t add tag to the image</text:span></text:p>
      <text:p text:style-name="Standard">. <text:span text:style-name="T5">look for the Docker file in the current directory</text:span></text:p>
      <text:p text:style-name="Standard"/>
      <text:p text:style-name="P4">Run the app in a container:</text:p>
      <text:p text:style-name="P4"/>
      <text:p text:style-name="P5">docker run -d -p 127.0.0.1:3000:3000 getting-started</text:p>
      <text:p text:style-name="P5"/>
      <text:p text:style-name="P10">-<text:span text:style-name="T6">d </text:span><text:span text:style-name="T7">run the container in the background</text:span></text:p>
      <text:p text:style-name="Standard"><text:soft-page-break/>- <text:span text:style-name="T7">p port mapping host:container (host is the address on the host and container is the port on the container. </text:span>The command publishes the container's port 3000 to <text:span text:style-name="Source_20_Text">127.0.0.1:3000</text:span> (<text:span text:style-name="Source_20_Text">localhost:3000</text:span>) on the host</text:p>
      <text:p text:style-name="Standard"/>
      <text:p text:style-name="P11">List containers</text:p>
      <text:p text:style-name="P6"/>
      <text:p text:style-name="P6">docker ps</text:p>
      <text:p text:style-name="P6"/>
      <text:p text:style-name="Standard"><text:span text:style-name="T2">Update the app</text:span>. <text:span text:style-name="T8">When you update the source code of the app you need to build it again to create new image</text:span></text:p>
      <text:p text:style-name="Standard"/>
      <text:p text:style-name="P15">Stop the container</text:p>
      <text:p text:style-name="P15"/>
      <text:p text:style-name="P7">docker stop &lt;the-container-id&gt;</text:p>
      <text:p text:style-name="Standard"/>
      <text:p text:style-name="P14">Remove container (when is stopped)</text:p>
      <text:p text:style-name="P14"/>
      <text:p text:style-name="P8">docker rm &lt;the-container-id&gt;</text:p>
      <text:p text:style-name="P8"/>
      <text:p text:style-name="P12">Stop and remove in one command</text:p>
      <text:p text:style-name="P12"/>
      <text:p text:style-name="P9">docker rm <text:span text:style-name="T2">-</text:span><text:span text:style-name="T3">f</text:span><text:span text:style-name="T9"> </text:span>&lt;the-container-id&gt;</text:p>
      <text:p text:style-name="P9"/>
      <text:p text:style-name="P13">To share Docker images, you have to use a Docker registry. The default registry is Docker Hub and is where all of the images you've used have come from</text:p>
      <text:p text:style-name="P13"/>
      <text:p text:style-name="P13"><text:span text:style-name="T10">TODO stao </text:span>https://docs.docker.com/get-started/05_persisting_data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4T00:33:25.697706844</meta:creation-date>
    <dc:date>2023-11-14T00:57:33.002800731</dc:date>
    <meta:editing-duration>PT23M53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421" meta:character-count="2529" meta:non-whitespace-character-count="2143"/>
  </office:meta>
</office:document-meta>
</file>